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ál" style:master-page-name="MP0" style:family="paragraph">
      <style:paragraph-properties fo:break-before="page" fo:border="0.0034in solid #E3E3E3" fo:padding="0in" style:shadow="none" fo:margin-bottom="0.1479in" fo:line-height="100%" fo:background-color="#FFFFFF"/>
    </style:style>
    <style:style style:name="T2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true" fo:font-size="27pt" style:font-size-asian="27pt" style:font-size-complex="27pt" style:language-asian="hu" style:country-asian="HU"/>
    </style:style>
    <style:style style:name="P3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style:language-asian="hu" style:country-asian="HU"/>
    </style:style>
    <style:style style:name="P4" style:parent-style-name="Normá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P5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style:language-asian="hu" style:country-asian="HU"/>
    </style:style>
    <style:style style:name="P6" style:parent-style-name="Normál" style:family="paragraph">
      <style:paragraph-properties fo:border="0.0034in solid #E3E3E3" fo:padding="0in" style:shadow="none" fo:margin-bottom="0.2083in" fo:line-height="100%" fo:background-color="#FFFFFF"/>
    </style:style>
    <style:style style:name="T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8" style:parent-style-name="Normál" style:family="paragraph">
      <style:paragraph-properties fo:border="0.0034in solid #E3E3E3" fo:padding="0in" style:shadow="none" fo:margin-top="0.2083in" fo:margin-bottom="0.2083in" fo:line-height="100%" fo:background-color="#FFFFFF"/>
    </style:style>
    <style:style style:name="T9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T10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D0D0D" style:letter-kerning="false" fo:font-size="10.5pt" style:font-size-asian="10.5pt" style:font-size-complex="10.5pt" style:language-asian="hu" style:country-asian="HU"/>
    </style:style>
    <style:style style:name="T11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T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D0D0D" style:letter-kerning="false" fo:font-size="10.5pt" style:font-size-asian="10.5pt" style:font-size-complex="10.5pt" style:language-asian="hu" style:country-asian="HU"/>
    </style:style>
    <style:style style:name="T13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P14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style:language-asian="hu" style:country-asian="HU"/>
    </style:style>
    <style:style style:name="P15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5pt" style:font-size-asian="15pt" style:font-size-complex="15pt" style:language-asian="hu" style:country-asian="HU"/>
    </style:style>
    <style:style style:name="P16" style:parent-style-name="Normál" style:family="paragraph">
      <style:paragraph-properties fo:border="0.0034in solid #E3E3E3" fo:padding="0in" style:shadow="none" fo:margin-top="0.0694in" fo:margin-bottom="0.0694in" fo:line-height="100%" fo:background-color="#FFFFFF"/>
    </style:style>
    <style:style style:name="T1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8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9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3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5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7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8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29" style:parent-style-name="Normál" style:family="paragraph">
      <style:paragraph-properties fo:border="0.0034in solid #E3E3E3" fo:padding="0in" style:shadow="none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0" style:parent-style-name="Bekezdésalapbetűtípusa" style:family="text">
      <style:text-properties style:font-name="Segoe UI" style:font-name-asian="Times New Roman" style:font-name-complex="Segoe UI" fo:color="#0D0D0D" style:letter-kerning="false" fo:font-size="10.5pt" style:font-size-asian="10.5pt" style:font-size-complex="10.5pt" style:language-asian="hu" style:country-asian="HU"/>
    </style:style>
    <style:style style:name="P31" style:parent-style-name="Normál" style:family="paragraph">
      <style:paragraph-properties fo:border="0.0034in solid #E3E3E3" fo:padding="0in" style:shadow="none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2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33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34" style:parent-style-name="Bekezdésalapbetűtípusa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language-asian="hu" style:country-asian="HU"/>
    </style:style>
    <style:style style:name="T35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36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37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38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39" style:parent-style-name="Bekezdésalapbetűtípusa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language-asian="hu" style:country-asian="HU"/>
    </style:style>
    <style:style style:name="T40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41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42" style:parent-style-name="Bekezdésalapbetűtípusa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language-asian="hu" style:country-asian="HU"/>
    </style:style>
    <style:style style:name="T43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44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45" style:parent-style-name="Bekezdésalapbetűtípusa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language-asian="hu" style:country-asian="HU"/>
    </style:style>
    <style:style style:name="T46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47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48" style:parent-style-name="Bekezdésalapbetűtípusa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language-asian="hu" style:country-asian="HU"/>
    </style:style>
    <style:style style:name="T49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50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51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P52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53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54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5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5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5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58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59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60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6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62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63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64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6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6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6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68" style:parent-style-name="Normál" style:list-style-name="LFO1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69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70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7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72" style:parent-style-name="Normál" style:family="paragraph">
      <style:paragraph-properties fo:border="0.0034in solid #E3E3E3" fo:padding="0in" style:shadow="none" fo:margin-top="0.0694in" fo:margin-bottom="0.0694in" fo:line-height="100%" fo:background-color="#FFFFFF"/>
    </style:style>
    <style:style style:name="T73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7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75" style:parent-style-name="Normá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76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7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7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79" style:parent-style-name="Normá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8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8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8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83" style:parent-style-name="Normá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8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85" style:parent-style-name="Normá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86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8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8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89" style:parent-style-name="Normál" style:list-style-name="LFO2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9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9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9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93" style:parent-style-name="Normál" style:family="paragraph">
      <style:paragraph-properties fo:border="0.0034in solid #E3E3E3" fo:padding="0in" style:shadow="none" fo:margin-top="0.0694in" fo:margin-bottom="0.0694in" fo:line-height="100%" fo:background-color="#FFFFFF"/>
    </style:style>
    <style:style style:name="T94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9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96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97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98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99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00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01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02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0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04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0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0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0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08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09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10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11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12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1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14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1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1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1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18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19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20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21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22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2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24" style:parent-style-name="Normál" style:list-style-name="LFO3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2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2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2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28" style:parent-style-name="Normál" style:family="paragraph">
      <style:paragraph-properties fo:border="0.0034in solid #E3E3E3" fo:padding="0in" style:shadow="none" fo:margin-top="0.0694in" fo:margin-bottom="0.0694in" fo:line-height="100%" fo:background-color="#FFFFFF"/>
    </style:style>
    <style:style style:name="T129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3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31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32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33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3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35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36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3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3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39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4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4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4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43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4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45" style:parent-style-name="Normál" style:family="paragraph">
      <style:paragraph-properties fo:border="0.0034in solid #E3E3E3" fo:padding="0in" style:shadow="none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6" style:parent-style-name="Bekezdésalapbetűtípusa" style:family="text">
      <style:text-properties style:font-name="Segoe UI" style:font-name-asian="Times New Roman" style:font-name-complex="Segoe UI" fo:color="#0D0D0D" style:letter-kerning="false" fo:font-size="10.5pt" style:font-size-asian="10.5pt" style:font-size-complex="10.5pt" style:language-asian="hu" style:country-asian="HU"/>
    </style:style>
    <style:style style:name="P147" style:parent-style-name="Normál" style:family="paragraph">
      <style:paragraph-properties fo:border="0.0034in solid #E3E3E3" fo:padding="0in" style:shadow="none" fo:margin-bottom="0in" fo:line-height="100%"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8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49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0" style:parent-style-name="Bekezdésalapbetűtípusa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language-asian="hu" style:country-asian="HU"/>
    </style:style>
    <style:style style:name="T151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2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3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4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5" style:parent-style-name="Bekezdésalapbetűtípusa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language-asian="hu" style:country-asian="HU"/>
    </style:style>
    <style:style style:name="T156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7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58" style:parent-style-name="Bekezdésalapbetűtípusa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language-asian="hu" style:country-asian="HU"/>
    </style:style>
    <style:style style:name="T159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60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61" style:parent-style-name="Bekezdésalapbetűtípusa" style:family="text">
      <style:text-properties style:font-name="inherit" style:font-name-asian="Times New Roman" style:font-name-complex="Courier New" fo:color="#DF3079" style:letter-kerning="false" fo:font-size="10pt" style:font-size-asian="10pt" style:font-size-complex="10pt" style:language-asian="hu" style:country-asian="HU"/>
    </style:style>
    <style:style style:name="T162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63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64" style:parent-style-name="Bekezdésalapbetűtípusa" style:family="text">
      <style:text-properties style:font-name="inherit" style:font-name-asian="Times New Roman" style:font-name-complex="Courier New" fo:color="#00A67D" style:letter-kerning="false" fo:font-size="10pt" style:font-size-asian="10pt" style:font-size-complex="10pt" style:language-asian="hu" style:country-asian="HU"/>
    </style:style>
    <style:style style:name="T165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66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T167" style:parent-style-name="Bekezdésalapbetűtípusa" style:family="text">
      <style:text-properties style:font-name="inherit" style:font-name-asian="Times New Roman" style:font-name-complex="Courier New" fo:color="#FFFFFF" style:letter-kerning="false" fo:font-size="10pt" style:font-size-asian="10pt" style:font-size-complex="10pt" style:language-asian="hu" style:country-asian="HU"/>
    </style:style>
    <style:style style:name="P168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69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70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71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72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7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74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7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7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7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78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79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80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81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82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83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84" style:parent-style-name="Normál" style:list-style-name="LFO4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85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86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87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88" style:parent-style-name="Normál" style:family="paragraph">
      <style:paragraph-properties fo:border="0.0034in solid #E3E3E3" fo:padding="0in" style:shadow="none" fo:margin-top="0.0694in" fo:margin-bottom="0.0694in" fo:line-height="100%" fo:background-color="#FFFFFF"/>
    </style:style>
    <style:style style:name="T189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9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191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92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93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94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95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196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19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19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199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0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0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0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03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0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205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06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0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0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09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1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1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1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13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1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P215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16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17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18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19" style:parent-style-name="Normál" style:list-style-name="LFO5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</style:style>
    <style:style style:name="T220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21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T222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color="#0D0D0D" style:letter-kerning="false" fo:font-size="10.5pt" style:font-size-asian="10.5pt" style:font-size-complex="10.5pt" style:language-asian="hu" style:country-asian="HU"/>
    </style:style>
    <style:style style:name="P223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5pt" style:font-size-asian="15pt" style:font-size-complex="15pt" style:language-asian="hu" style:country-asian="HU"/>
    </style:style>
    <style:style style:name="P224" style:parent-style-name="Normál" style:family="paragraph">
      <style:paragraph-properties fo:border="0.0034in solid #E3E3E3" fo:padding="0in" style:shadow="none" fo:margin-bottom="0.2083in" fo:line-height="100%" fo:background-color="#FFFFFF"/>
    </style:style>
    <style:style style:name="T225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T226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D0D0D" style:letter-kerning="false" fo:font-size="10.5pt" style:font-size-asian="10.5pt" style:font-size-complex="10.5pt" style:language-asian="hu" style:country-asian="HU"/>
    </style:style>
    <style:style style:name="T227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P228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5pt" style:font-size-asian="15pt" style:font-size-complex="15pt" style:language-asian="hu" style:country-asian="HU"/>
    </style:style>
    <style:style style:name="P229" style:parent-style-name="Normál" style:family="paragraph">
      <style:paragraph-properties fo:border="0.0034in solid #E3E3E3" fo:padding="0in" style:shadow="none" fo:margin-bottom="0.2083in" fo:line-height="100%" fo:background-color="#FFFFFF"/>
    </style:style>
    <style:style style:name="T230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T231" style:parent-style-name="Bekezdésalapbetűtípusa" style:family="text">
      <style:text-properties style:font-name="Courier New" style:font-name-asian="Times New Roman" style:font-name-complex="Courier New" fo:font-weight="bold" style:font-weight-asian="bold" style:font-weight-complex="bold" fo:font-style="italic" style:font-style-asian="italic" style:font-style-complex="italic" fo:color="#0D0D0D" style:letter-kerning="false" fo:font-size="10.5pt" style:font-size-asian="10.5pt" style:font-size-complex="10.5pt" style:language-asian="hu" style:country-asian="HU"/>
    </style:style>
    <style:style style:name="T232" style:parent-style-name="Bekezdésalapbetűtípusa" style:family="text">
      <style:text-properties style:font-name="Segoe UI" style:font-name-asian="Times New Roman" style:font-name-complex="Segoe UI" fo:font-style="italic" style:font-style-asian="italic" style:font-style-complex="italic" fo:color="#0D0D0D" style:letter-kerning="false" fo:font-size="12pt" style:font-size-asian="12pt" style:font-size-complex="12pt" style:language-asian="hu" style:country-asian="HU"/>
    </style:style>
    <style:style style:name="P233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style:language-asian="hu" style:country-asian="HU"/>
    </style:style>
    <style:style style:name="P234" style:parent-style-name="Normá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P235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style:language-asian="hu" style:country-asian="HU"/>
    </style:style>
    <style:style style:name="P236" style:parent-style-name="Normál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P237" style:parent-style-name="Normál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P238" style:parent-style-name="Normál" style:list-style-name="LFO6" style:family="paragraph">
      <style:paragraph-properties fo:border="0.0034in solid #E3E3E3" fo:padding-top="0in" fo:padding-left="0.0694in" fo:padding-bottom="0in" fo:padding-right="0in" style:shadow="none" fo:margin-bottom="0in" fo:line-height="100%" fo:background-color="#FFFFFF"/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P239" style:parent-style-name="Normál" style:family="paragraph">
      <style:paragraph-properties fo:border="0.0034in solid #E3E3E3" fo:padding="0in" style:shadow="non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8pt" style:font-size-asian="18pt" style:font-size-complex="18pt" style:language-asian="hu" style:country-asian="HU"/>
    </style:style>
    <style:style style:name="P240" style:parent-style-name="Normál" style:family="paragraph">
      <style:paragraph-properties fo:border="0.0034in solid #E3E3E3" fo:padding="0in" style:shadow="none" fo:margin-bottom="0.2083in" fo:line-height="100%" fo:background-color="#FFFFFF"/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name="P241" style:parent-style-name="Normál" style:family="paragraph">
      <style:paragraph-properties fo:margin-top="0.5in" fo:margin-bottom="0.5in" fo:line-height="100%"/>
    </style:style>
    <style:style style:name="T242" style:parent-style-name="Bekezdésalapbetűtípusa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hu" style:country-asian="HU"/>
    </style:style>
    <style:style style:name="P243" style:parent-style-name="Normál" style:family="paragraph">
      <style:paragraph-properties fo:border="0.0034in solid #E3E3E3" fo:padding="0in" style:shadow="none" fo:margin-bottom="0in" fo:line-height="100%" fo:background-color="#FFFFFF"/>
    </style:style>
    <style:style style:name="T244" style:parent-style-name="Bekezdésalapbetűtípusa" style:family="text">
      <style:text-properties style:font-name="Segoe UI" style:font-name-asian="Times New Roman" style:font-name-complex="Segoe UI" fo:font-weight="bold" style:font-weight-asian="bold" style:font-weight-complex="bold" fo:color="#0D0D0D" style:letter-kerning="false" fo:font-size="12pt" style:font-size-asian="12pt" style:font-size-complex="12pt" style:language-asian="hu" style:country-asian="HU"/>
    </style:style>
    <style:style style:name="T245" style:parent-style-name="Bekezdésalapbetűtípusa" style:family="text">
      <style:text-properties style:font-name="Segoe UI" style:font-name-asian="Times New Roman" style:font-name-complex="Segoe UI" fo:color="#0D0D0D" style:letter-kerning="false" fo:font-size="12pt" style:font-size-asian="12pt" style:font-size-complex="12pt" style:language-asian="hu" style:country-asian="HU"/>
    </style:style>
    <style:style style:family="graphic" style:name="a0">
      <style:graphic-properties style:wrap="parallel" style:wrap-contour="false" style:writing-mode="lr-tb" draw:fill="solid" draw:fill-color="#0d0d0d" draw:opacity="100%" draw:stroke="none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<text:span text:style-name="T2">Cattus API Documentation</text:span></text:h>
      <text:h text:style-name="P3" text:outline-level="2">Overview</text:h>
      <text:p text:style-name="P4">The Cattus API provides a set of RESTful endpoints for managing a database of cats, their positions, and users. It allows for creating, reading, updating, and deleting (CRUD) data in the database. This document serves as a guide for developers to interact with the API.</text:p>
      <text:h text:style-name="P5" text:outline-level="2">Base URL</text:h>
      <text:p text:style-name="P6"><text:span text:style-name="T7">http://&lt;host&gt;:&lt;port&gt;/api</text:span></text:p>
      <text:p text:style-name="P8"><text:span text:style-name="T9">Note: Replace<text:s/></text:span><text:span text:style-name="T10">&lt;host&gt;</text:span><text:span text:style-name="T11"><text:s/>and<text:s/></text:span><text:span text:style-name="T12">&lt;port&gt;</text:span><text:span text:style-name="T13"><text:s/>with the actual host and port where the API is running.</text:span></text:p>
      <text:h text:style-name="P14" text:outline-level="2">Endpoints</text:h>
      <text:h text:style-name="P15" text:outline-level="3">Cats</text:h>
      <text:h text:style-name="P16" text:outline-level="4"><text:span text:style-name="T17">1.<text:s/></text:span><text:span text:style-name="T18">Add a Cat</text:span></text:h>
      <text:list text:style-name="LFO1" text:continue-numbering="true">
        <text:list-item>
          <text:p text:style-name="P19"><text:span text:style-name="T20">URL:</text:span><text:span text:style-name="T21"><text:s/></text:span><text:span text:style-name="T22">/cats</text:span></text:p>
        </text:list-item>
        <text:list-item>
          <text:p text:style-name="P23"><text:span text:style-name="T24">Method:</text:span><text:span text:style-name="T25"><text:s/></text:span><text:span text:style-name="T26">POST</text:span></text:p>
        </text:list-item>
        <text:list-item>
          <text:p text:style-name="P27"><text:span text:style-name="T28">Body:</text:span></text:p>
        </text:list-item>
      </text:list>
      <text:p text:style-name="P29"><text:span text:style-name="T30">jsonCopy code</text:span></text:p>
      <text:p text:style-name="P31"><text:span text:style-name="T32">{</text:span><text:span text:style-name="T33"><text:s/></text:span><text:span text:style-name="T34">"ownerID"</text:span><text:span text:style-name="T35">:</text:span><text:span text:style-name="T36"><text:s/>int</text:span><text:span text:style-name="T37">,</text:span><text:span text:style-name="T38"><text:s/></text:span><text:span text:style-name="T39">"name"</text:span><text:span text:style-name="T40">:</text:span><text:span text:style-name="T41"><text:s/></text:span><text:span text:style-name="T42">"string"</text:span><text:span text:style-name="T43">,</text:span><text:span text:style-name="T44"><text:s/></text:span><text:span text:style-name="T45">"picture"</text:span><text:span text:style-name="T46">:</text:span><text:span text:style-name="T47"><text:s/></text:span><text:span text:style-name="T48">"string"</text:span><text:span text:style-name="T49"><text:s/></text:span><text:span text:style-name="T50">}</text:span><text:span text:style-name="T51"><text:s/></text:span></text:p>
      <text:list text:style-name="LFO1" text:continue-numbering="true">
        <text:list-item>
          <text:p text:style-name="P52"><text:span text:style-name="T53">Success Response:</text:span></text:p>
          <text:list text:continue-numbering="true">
            <text:list-item>
              <text:p text:style-name="P54"><text:span text:style-name="T55">Code:</text:span><text:span text:style-name="T56"><text:s/></text:span><text:span text:style-name="T57">201 CREATED</text:span></text:p>
            </text:list-item>
            <text:list-item>
              <text:p text:style-name="P58"><text:span text:style-name="T59">Content:</text:span><text:span text:style-name="T60"><text:s/></text:span><text:span text:style-name="T61">Cat added with ID: [id]</text:span></text:p>
            </text:list-item>
          </text:list>
        </text:list-item>
        <text:list-item>
          <text:p text:style-name="P62"><text:span text:style-name="T63">Error Response:</text:span></text:p>
          <text:list text:continue-numbering="true">
            <text:list-item>
              <text:p text:style-name="P64"><text:span text:style-name="T65">Code:</text:span><text:span text:style-name="T66"><text:s/></text:span><text:span text:style-name="T67">400 BAD REQUEST</text:span></text:p>
            </text:list-item>
            <text:list-item>
              <text:p text:style-name="P68"><text:span text:style-name="T69">Content:</text:span><text:span text:style-name="T70"><text:s/></text:span><text:span text:style-name="T71">Missing required fields</text:span></text:p>
            </text:list-item>
          </text:list>
        </text:list-item>
      </text:list>
      <text:h text:style-name="P72" text:outline-level="4"><text:span text:style-name="T73">2.<text:s/></text:span><text:span text:style-name="T74">Get All Cats</text:span></text:h>
      <text:list text:style-name="LFO2" text:continue-numbering="true">
        <text:list-item>
          <text:p text:style-name="P75"><text:span text:style-name="T76">URL:</text:span><text:span text:style-name="T77"><text:s/></text:span><text:span text:style-name="T78">/cats</text:span></text:p>
        </text:list-item>
        <text:list-item>
          <text:p text:style-name="P79"><text:span text:style-name="T80">Method:</text:span><text:span text:style-name="T81"><text:s/></text:span><text:span text:style-name="T82">GET</text:span></text:p>
        </text:list-item>
        <text:list-item>
          <text:p text:style-name="P83"><text:span text:style-name="T84">Success Response:</text:span></text:p>
          <text:list text:continue-numbering="true">
            <text:list-item>
              <text:p text:style-name="P85"><text:span text:style-name="T86">Code:</text:span><text:span text:style-name="T87"><text:s/></text:span><text:span text:style-name="T88">200 OK</text:span></text:p>
            </text:list-item>
            <text:list-item>
              <text:p text:style-name="P89"><text:span text:style-name="T90">Content:</text:span><text:span text:style-name="T91"><text:s/></text:span><text:span text:style-name="T92">[array of cats]</text:span></text:p>
            </text:list-item>
          </text:list>
        </text:list-item>
      </text:list>
      <text:soft-page-break/>
      <text:h text:style-name="P93" text:outline-level="4"><text:span text:style-name="T94">3.<text:s/></text:span><text:span text:style-name="T95">Get a Specific Cat</text:span></text:h>
      <text:list text:style-name="LFO3" text:continue-numbering="true">
        <text:list-item>
          <text:p text:style-name="P96"><text:span text:style-name="T97">URL:</text:span><text:span text:style-name="T98"><text:s/></text:span><text:span text:style-name="T99">/cats/:id</text:span></text:p>
        </text:list-item>
        <text:list-item>
          <text:p text:style-name="P100"><text:span text:style-name="T101">Method:</text:span><text:span text:style-name="T102"><text:s/></text:span><text:span text:style-name="T103">GET</text:span></text:p>
        </text:list-item>
        <text:list-item>
          <text:p text:style-name="P104"><text:span text:style-name="T105">URL Params:</text:span><text:span text:style-name="T106"><text:s/></text:span><text:span text:style-name="T107">id=[integer]</text:span></text:p>
        </text:list-item>
        <text:list-item>
          <text:p text:style-name="P108"><text:span text:style-name="T109">Success Response:</text:span></text:p>
          <text:list text:continue-numbering="true">
            <text:list-item>
              <text:p text:style-name="P110"><text:span text:style-name="T111">Code:</text:span><text:span text:style-name="T112"><text:s/></text:span><text:span text:style-name="T113">200 OK</text:span></text:p>
            </text:list-item>
            <text:list-item>
              <text:p text:style-name="P114"><text:span text:style-name="T115">Content:</text:span><text:span text:style-name="T116"><text:s/></text:span><text:span text:style-name="T117">{ cat object }</text:span></text:p>
            </text:list-item>
          </text:list>
        </text:list-item>
        <text:list-item>
          <text:p text:style-name="P118"><text:span text:style-name="T119">Error Response:</text:span></text:p>
          <text:list text:continue-numbering="true">
            <text:list-item>
              <text:p text:style-name="P120"><text:span text:style-name="T121">Code:</text:span><text:span text:style-name="T122"><text:s/></text:span><text:span text:style-name="T123">404 NOT FOUND</text:span></text:p>
            </text:list-item>
            <text:list-item>
              <text:p text:style-name="P124"><text:span text:style-name="T125">Content:</text:span><text:span text:style-name="T126"><text:s/></text:span><text:span text:style-name="T127">Cat not found</text:span></text:p>
            </text:list-item>
          </text:list>
        </text:list-item>
      </text:list>
      <text:h text:style-name="P128" text:outline-level="4"><text:span text:style-name="T129">4.<text:s/></text:span><text:span text:style-name="T130">Update a Cat</text:span></text:h>
      <text:list text:style-name="LFO4" text:continue-numbering="true">
        <text:list-item>
          <text:p text:style-name="P131"><text:span text:style-name="T132">URL:</text:span><text:span text:style-name="T133"><text:s/></text:span><text:span text:style-name="T134">/cats/:id</text:span></text:p>
        </text:list-item>
        <text:list-item>
          <text:p text:style-name="P135"><text:span text:style-name="T136">Method:</text:span><text:span text:style-name="T137"><text:s/></text:span><text:span text:style-name="T138">PUT</text:span></text:p>
        </text:list-item>
        <text:list-item>
          <text:p text:style-name="P139"><text:span text:style-name="T140">URL Params:</text:span><text:span text:style-name="T141"><text:s/></text:span><text:span text:style-name="T142">id=[integer]</text:span></text:p>
        </text:list-item>
        <text:list-item>
          <text:p text:style-name="P143"><text:span text:style-name="T144">Body:</text:span></text:p>
        </text:list-item>
      </text:list>
      <text:p text:style-name="P145"><text:span text:style-name="T146">jsonCopy code</text:span></text:p>
      <text:p text:style-name="P147"><text:span text:style-name="T148">{</text:span><text:span text:style-name="T149"><text:s/></text:span><text:span text:style-name="T150">"ownerID"</text:span><text:span text:style-name="T151">:</text:span><text:span text:style-name="T152"><text:s/>int</text:span><text:span text:style-name="T153">,</text:span><text:span text:style-name="T154"><text:s/></text:span><text:span text:style-name="T155">"name"</text:span><text:span text:style-name="T156">:</text:span><text:span text:style-name="T157"><text:s/></text:span><text:span text:style-name="T158">"string"</text:span><text:span text:style-name="T159">,</text:span><text:span text:style-name="T160"><text:s/></text:span><text:span text:style-name="T161">"picture"</text:span><text:span text:style-name="T162">:</text:span><text:span text:style-name="T163"><text:s/></text:span><text:span text:style-name="T164">"string"</text:span><text:span text:style-name="T165"><text:s/></text:span><text:span text:style-name="T166">}</text:span><text:span text:style-name="T167"><text:s/></text:span></text:p>
      <text:list text:style-name="LFO4" text:continue-numbering="true">
        <text:list-item>
          <text:p text:style-name="P168"><text:span text:style-name="T169">Success Response:</text:span></text:p>
          <text:list text:continue-numbering="true">
            <text:list-item>
              <text:p text:style-name="P170"><text:span text:style-name="T171">Code:</text:span><text:span text:style-name="T172"><text:s/></text:span><text:span text:style-name="T173">200 OK</text:span></text:p>
            </text:list-item>
            <text:list-item>
              <text:p text:style-name="P174"><text:span text:style-name="T175">Content:</text:span><text:span text:style-name="T176"><text:s/></text:span><text:span text:style-name="T177">Cat updated successfully</text:span></text:p>
            </text:list-item>
          </text:list>
        </text:list-item>
        <text:list-item>
          <text:p text:style-name="P178"><text:span text:style-name="T179">Error Response:</text:span></text:p>
          <text:list text:continue-numbering="true">
            <text:list-item>
              <text:p text:style-name="P180"><text:span text:style-name="T181">Code:</text:span><text:span text:style-name="T182"><text:s/></text:span><text:span text:style-name="T183">404 NOT FOUND</text:span></text:p>
            </text:list-item>
            <text:list-item>
              <text:p text:style-name="P184"><text:span text:style-name="T185">Content:</text:span><text:span text:style-name="T186"><text:s/></text:span><text:span text:style-name="T187">Cat not found</text:span></text:p>
            </text:list-item>
          </text:list>
        </text:list-item>
      </text:list>
      <text:h text:style-name="P188" text:outline-level="4"><text:span text:style-name="T189">5.<text:s/></text:span><text:span text:style-name="T190">Delete a Cat</text:span></text:h>
      <text:list text:style-name="LFO5" text:continue-numbering="true">
        <text:list-item>
          <text:p text:style-name="P191"><text:span text:style-name="T192">URL:</text:span><text:span text:style-name="T193"><text:s/></text:span><text:span text:style-name="T194">/cats/:id</text:span></text:p>
        </text:list-item>
        <text:list-item>
          <text:p text:style-name="P195"><text:span text:style-name="T196">Method:</text:span><text:span text:style-name="T197"><text:s/></text:span><text:span text:style-name="T198">DELETE</text:span></text:p>
        </text:list-item>
        <text:list-item>
          <text:p text:style-name="P199"><text:span text:style-name="T200">URL Params:</text:span><text:span text:style-name="T201"><text:s/></text:span><text:span text:style-name="T202">id=[integer]</text:span></text:p>
        </text:list-item>
        <text:list-item>
          <text:p text:style-name="P203"><text:span text:style-name="T204">Success Response:</text:span></text:p>
          <text:list text:continue-numbering="true">
            <text:list-item>
              <text:p text:style-name="P205"><text:span text:style-name="T206">Code:</text:span><text:span text:style-name="T207"><text:s/></text:span><text:span text:style-name="T208">200 OK</text:span></text:p>
            </text:list-item>
            <text:list-item>
              <text:p text:style-name="P209"><text:span text:style-name="T210">Content:</text:span><text:span text:style-name="T211"><text:s/></text:span><text:span text:style-name="T212">Cat deleted successfully</text:span></text:p>
            </text:list-item>
          </text:list>
        </text:list-item>
        <text:list-item>
          <text:p text:style-name="P213"><text:span text:style-name="T214">Error Response:</text:span></text:p>
          <text:list text:continue-numbering="true">
            <text:list-item>
              <text:p text:style-name="P215"><text:span text:style-name="T216">Code:</text:span><text:span text:style-name="T217"><text:s/></text:span><text:span text:style-name="T218">404 NOT FOUND</text:span></text:p>
            </text:list-item>
            <text:list-item>
              <text:p text:style-name="P219"><text:span text:style-name="T220">Content:</text:span><text:span text:style-name="T221"><text:s/></text:span><text:span text:style-name="T222">Cat not found</text:span></text:p>
            </text:list-item>
          </text:list>
        </text:list-item>
      </text:list>
      <text:h text:style-name="P223" text:outline-level="3">Positions</text:h>
      <text:soft-page-break/>
      <text:p text:style-name="P224"><text:span text:style-name="T225">The structure is similar to the<text:s/></text:span><text:span text:style-name="T226">cats</text:span><text:span text:style-name="T227"><text:s/>endpoint, with relevant changes for positions (e.g., different body parameters and URL).</text:span></text:p>
      <text:h text:style-name="P228" text:outline-level="3">Users</text:h>
      <text:p text:style-name="P229"><text:span text:style-name="T230">The structure is similar to the<text:s/></text:span><text:span text:style-name="T231">cats</text:span><text:span text:style-name="T232"><text:s/>endpoint, with relevant changes for users (e.g., different body parameters and URL).</text:span></text:p>
      <text:h text:style-name="P233" text:outline-level="2">Error Handling</text:h>
      <text:p text:style-name="P234">All endpoints will return appropriate HTTP status codes. In case of an error, the response body will contain a message describing the error.</text:p>
      <text:h text:style-name="P235" text:outline-level="2">Security Considerations</text:h>
      <text:list text:style-name="LFO6" text:continue-numbering="true">
        <text:list-item>
          <text:p text:style-name="P236">Ensure all data inputs are validated and sanitized to prevent SQL injection attacks.</text:p>
        </text:list-item>
        <text:list-item>
          <text:p text:style-name="P237">Sensitive data like passwords should be hashed before storing in the database.</text:p>
        </text:list-item>
        <text:list-item>
          <text:p text:style-name="P238">Use HTTPS to encrypt data in transit.</text:p>
        </text:list-item>
      </text:list>
      <text:h text:style-name="P239" text:outline-level="2">Versioning</text:h>
      <text:p text:style-name="P240">This documentation refers to version 1.0 of the Cattus API. Future updates may include additional endpoints and functionalities.</text:p>
      <text:p text:style-name="P241"><text:span text:style-name="T242"><draw:custom-shape svg:x="0in" svg:y="0in" svg:width="0in" svg:height="0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43"><text:span text:style-name="T244">Note for Developers:</text:span><text:span text:style-name="T245"><text:s/>This documentation provides a high-level overview of the API. For detailed implementation, refer to the codebase and comments within it. Ensure to update this documentation as the API evolves and new features are added.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 svg:panose-1="0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inherit" svg:font-family="inheri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Kiemelés2" style:display-name="Kiemelés 2" style:family="text" style:parent-style-name="Bekezdésalapbetűtípusa">
      <style:text-properties fo:font-weight="bold" style:font-weight-asian="bold" style:font-weight-complex="bold"/>
    </style:style>
    <style:style style:name="NormálWeb" style:display-name="Normál (Web)" style:family="paragraph" style:parent-style-name="Normá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hu" style:country-asian="HU" fo:hyphenate="false"/>
    </style:style>
    <style:style style:name="HTML-kód" style:display-name="HTML-kód" style:family="text" style:parent-style-name="Bekezdésalapbetűtípusa">
      <style:text-properties style:font-name="Courier New" style:font-name-asian="Times New Roman" style:font-name-complex="Courier New" fo:font-size="10pt" style:font-size-asian="10pt" style:font-size-complex="10pt"/>
    </style:style>
    <style:style style:name="Kiemelés" style:display-name="Kiemelés" style:family="text" style:parent-style-name="Bekezdésalapbetűtípusa">
      <style:text-properties fo:font-style="italic" style:font-style-asian="italic" style:font-style-complex="italic"/>
    </style:style>
    <style:style style:name="HTML-kéntformázott" style:display-name="HTML-ként formázott" style:family="paragraph" style:parent-style-name="Normá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 fo:hyphenate="false"/>
    </style:style>
    <style:style style:name="HTML-kéntformázottChar" style:display-name="HTML-ként formázott Char" style:family="text" style:parent-style-name="Bekezdésalapbetűtípusa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hljs-punctuation" style:display-name="hljs-punctuation" style:family="text" style:parent-style-name="Bekezdésalapbetűtípusa"/>
    <style:style style:name="hljs-attr" style:display-name="hljs-attr" style:family="text" style:parent-style-name="Bekezdésalapbetűtípusa"/>
    <style:style style:name="hljs-string" style:display-name="hljs-string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zabolcs Vermes</meta:initial-creator>
    <dc:creator>Szabolcs Vermes</dc:creator>
    <meta:creation-date>2024-03-11T17:22:00Z</meta:creation-date>
    <dc:date>2024-03-11T17:23:00Z</dc:date>
    <meta:template xlink:href="Normal.dotm" xlink:type="simple"/>
    <meta:editing-cycles>1</meta:editing-cycles>
    <meta:editing-duration>PT60S</meta:editing-duration>
    <meta:document-statistic meta:page-count="3" meta:paragraph-count="4" meta:word-count="313" meta:character-count="2472" meta:row-count="18" meta:non-whitespace-character-count="2163"/>
  </office:meta>
</office:document-meta>
</file>